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41.2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8" style:family="table-cell" style:parent-style-name="Default" style:data-style-name="N0"/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\|</text:p>
          </table:table-cell>
          <table:table-cell table:style-name="ce5" office:value-type="string" calcext:value-type="string">
            <text:p>Grouping Bars</text:p>
          </table:table-cell>
          <table:table-cell table:style-name="ce21" office:value-type="string" calcext:value-type="string">
            <text:p>⁜\|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tour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Closed Surface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Closed Volume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<text:span text:style-name="T1">⁜⊞⏴r⏵⏴c⏵</text:span>(⏴Entry⏵)\&lt;r×c\&gt;   r,c ∈ ⟦1, 255⟧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<text:span text:style-name="T1">⁜√⏴Body⏵(⏴Script⏵</text:span>)?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Evalscript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6">⏴Subscript⏵⏴Superscript⏵</text:span>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30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8:56:51.2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9T18:58:05.363000000</dc:date>
    <meta:editing-cycles>51</meta:editing-cycles>
    <meta:editing-duration>PT1H36M41S</meta:editing-duration>
    <meta:document-statistic meta:table-count="1" meta:cell-count="135" meta:object-count="0"/>
  </office:meta>
</office:document-meta>
</file>